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63.99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50.38mm"/>
    </style:style>
    <style:style style:name="co11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te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  <table:table-cell office:value-type="string" calcext:value-type="string">
            <text:p>size (byte)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q3vmext\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 string 0 terminat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tension 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ension payload leng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er cr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load crc 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load cr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&lt;extension payload length&gt;</text:p>
          </table:table-cell>
          <table:table-cell office:value-type="string" calcext:value-type="string">
            <text:p>binary Little Endian</text:p>
          </table:table-cell>
        </table:table-row>
      </table:table>
      <table:table table:name="extension id" table:style-name="ta1"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vm hash crc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vm hash crc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le code segment instruction pointers</text:p>
          </table:table-cell>
        </table:table-row>
      </table:table>
      <table:table table:name="payload crc typ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c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c16</text:p>
          </table:table-cell>
        </table:table-row>
      </table:table>
      <table:table table:name="qvm hash crc16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tension payload leng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ader cr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string" calcext:value-type="string">
            <text:p>cr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crc 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cr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&lt;extension payload length&gt;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</table:table-row>
      </table:table>
      <table:table table:name="file code segment instruction pointers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nary Little Endian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tension payload leng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header cr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string" calcext:value-type="string">
            <text:p>cr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crc 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cr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&lt;extension payload length&gt;</text:p>
          </table:table-cell>
          <table:table-cell office:value-type="string" calcext:value-type="string">
            <text:p>binary Little Endian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0/00/0000</text:date>, <text:time style:data-style-name="N2" text:time-value="02:55:56.96795365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18:23.804374823</meta:creation-date>
    <meta:generator>LibreOffice/5.1.6.2$Linux_X86_64 LibreOffice_project/10m0$Build-2</meta:generator>
    <dc:date>2020-08-21T03:41:52.656080345</dc:date>
    <meta:editing-duration>PT2H56M32S</meta:editing-duration>
    <meta:editing-cycles>26</meta:editing-cycles>
    <meta:document-statistic meta:table-count="5" meta:cell-count="114" meta:object-count="0"/>
  </office:meta>
</office:document-meta>
</file>